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333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ff3333" draw:fill="none" draw:opacity="100%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1cm" draw:marker-start-width="0.215cm" draw:marker-end-width="0.215cm" draw:textarea-horizontal-align="justify" draw:textarea-vertical-align="middle" draw:auto-grow-height="false" fo:min-height="0.34cm" fo:min-width="5.79cm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218cm"/>
    </style:style>
    <style:style style:name="gr5" style:family="graphic" style:parent-style-name="objectwithoutfill">
      <style:graphic-properties draw:marker-end="Arrow" draw:marker-end-width="0.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4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5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8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3.8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1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869cm"/>
    </style:style>
    <style:style style:name="gr23" style:family="graphic" style:parent-style-name="standard">
      <style:graphic-properties svg:stroke-width="0.01cm" draw:marker-start-width="0.215cm" draw:marker-end-width="0.215cm" draw:textarea-horizontal-align="justify" draw:textarea-vertical-align="middle" draw:auto-grow-height="false" fo:min-height="0.34cm" fo:min-width="5.793cm" fo:padding-top="0.13cm" fo:padding-bottom="0.13cm" fo:padding-left="0.255cm" fo:padding-right="0.255cm"/>
    </style:style>
    <style:style style:name="gr24" style:family="graphic" style:parent-style-name="standard">
      <style:graphic-properties draw:textarea-horizontal-align="justify" draw:textarea-vertical-align="middle" draw:auto-grow-height="false" fo:min-height="6.7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14cm"/>
    </style:style>
    <style:style style:name="gr26" style:family="graphic" style:parent-style-name="standard">
      <style:graphic-properties draw:textarea-horizontal-align="justify" draw:textarea-vertical-align="middle" draw:auto-grow-height="false" fo:min-height="4.9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89cm"/>
    </style:style>
    <style:style style:name="gr28" style:family="graphic" style:parent-style-name="standard">
      <style:graphic-properties draw:textarea-horizontal-align="justify" draw:textarea-vertical-align="middle" draw:auto-grow-height="false" fo:min-height="1.0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3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5.0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6.0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4.3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4.9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5.79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64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4.862cm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0.05cm" fo:min-width="0.2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05cm" fo:min-width="0.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4.8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3.78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6.45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6.246cm"/>
    </style:style>
    <style:style style:name="gr43" style:family="graphic" style:parent-style-name="standard">
      <style:graphic-properties svg:stroke-width="0.01cm" draw:marker-start-width="0.215cm" draw:marker-end-width="0.215cm" draw:textarea-horizontal-align="justify" draw:textarea-vertical-align="middle" draw:auto-grow-height="false" fo:min-height="0.34cm" fo:min-width="5.775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style:paragraph-properties fo:text-align="center"/>
      <style:text-properties fo:font-size="11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pt"/>
    </style:style>
    <style:style style:name="P7" style:family="paragraph">
      <loext:graphic-properties draw:fill-color="#dddddd"/>
      <style:paragraph-properties fo:text-align="center"/>
      <style:text-properties fo:font-size="5pt" style:font-size-asian="18pt" style:font-size-complex="18pt"/>
    </style:style>
    <style:style style:name="P8" style:family="paragraph">
      <loext:graphic-properties draw:fill-color="#eeeeee"/>
      <style:paragraph-properties fo:text-align="center"/>
      <style:text-properties fo:font-size="5pt" style:font-size-asian="18pt" style:font-size-complex="18pt"/>
    </style:style>
    <style:style style:name="T1" style:family="text">
      <style:text-properties fo:font-size="11pt"/>
    </style:style>
    <style:style style:name="T2" style:family="text">
      <style:text-properties fo:font-size="6pt"/>
    </style:style>
    <style:style style:name="T3" style:family="text">
      <style:text-properties fo:font-size="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64cm" svg:height="0.2cm" svg:x="14.557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cm" svg:height="0.6cm" svg:x="8.421cm" svg:y="4.8cm">
          <text:p text:style-name="P1"><text:span text:style-name="T1">System 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0.164cm" svg:height="0.2cm" svg:x="14.557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164cm" svg:height="0.2cm" svg:x="14.557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cm" svg:height="0.6cm" svg:x="8.421cm" svg:y="5.4cm">
          <text:p text:style-name="P1"><text:span text:style-name="T1">System shutting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cm" svg:height="0.6cm" svg:x="8.421cm" svg:y="6cm">
          <text:p text:style-name="P1"><text:span text:style-name="T1">SW initializ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718cm" svg:height="0.692cm" svg:x="7.821cm" svg:y="4.8cm">
          <draw:text-box>
            <text:p>0</text:p>
          </draw:text-box>
        </draw:frame>
        <draw:frame draw:style-name="gr4" draw:text-style-name="P4" draw:layer="layout" svg:width="0.718cm" svg:height="0.692cm" svg:x="7.821cm" svg:y="5.401cm">
          <draw:text-box>
            <text:p>1</text:p>
          </draw:text-box>
        </draw:frame>
        <draw:frame draw:style-name="gr4" draw:text-style-name="P4" draw:layer="layout" svg:width="0.718cm" svg:height="0.692cm" svg:x="7.821cm" svg:y="6.001cm">
          <draw:text-box>
            <text:p>2</text:p>
          </draw:text-box>
        </draw:frame>
        <draw:frame draw:style-name="gr4" draw:text-style-name="P4" draw:layer="layout" svg:width="0.718cm" svg:height="0.692cm" svg:x="7.821cm" svg:y="6.601cm">
          <draw:text-box>
            <text:p>4</text:p>
          </draw:text-box>
        </draw:frame>
        <draw:connector draw:style-name="gr5" draw:text-style-name="P5" draw:layer="layout" draw:type="curve" svg:x1="14.721cm" svg:y1="5.2cm" svg:x2="14.721cm" svg:y2="6.2cm" draw:start-shape="id1" draw:start-glue-point="1" draw:end-shape="id2" draw:end-glue-point="1" svg:d="M14721 5200c750 0 750 1000 0 1000" svg:viewBox="0 0 564 1001">
          <text:p/>
        </draw:connector>
        <draw:connector draw:style-name="gr5" draw:text-style-name="P5" draw:layer="layout" draw:type="curve" draw:line-skew="1.95cm" svg:x1="14.721cm" svg:y1="5.6cm" svg:x2="14.721cm" svg:y2="5cm" draw:start-shape="id3" draw:start-glue-point="1" draw:end-shape="id4" draw:end-glue-point="1" svg:d="M14721 5600c3675 0 3675-600 0-600" svg:viewBox="0 0 2757 601">
          <text:p/>
        </draw:connector>
        <draw:connector draw:style-name="gr5" draw:text-style-name="P5" draw:layer="layout" draw:type="curve" draw:line-skew="0.25cm" svg:x1="14.721cm" svg:y1="6.4cm" svg:x2="14.721cm" svg:y2="8cm" draw:start-shape="id5" draw:start-glue-point="1" draw:end-shape="id6" draw:end-glue-point="1" svg:d="M14721 6400c1125 0 1125 1600 0 1600" svg:viewBox="0 0 845 1601">
          <text:p/>
        </draw:connector>
        <draw:frame draw:style-name="gr6" draw:text-style-name="P6" draw:layer="layout" svg:width="1.069cm" svg:height="0.603cm" svg:x="15.063cm" svg:y="5.197cm">
          <draw:text-box>
            <text:p><text:span text:style-name="T2">initSw</text:span></text:p>
          </draw:text-box>
        </draw:frame>
        <draw:frame draw:style-name="gr4" draw:text-style-name="P4" draw:layer="layout" svg:width="0.718cm" svg:height="0.692cm" svg:x="7.821cm" svg:y="7.202cm">
          <draw:text-box>
            <text:p>5</text:p>
          </draw:text-box>
        </draw:frame>
        <draw:custom-shape draw:style-name="gr3" draw:text-style-name="P3" draw:layer="layout" svg:width="6.3cm" svg:height="0.6cm" svg:x="8.421cm" svg:y="7.2cm">
          <text:p text:style-name="P1"><text:span text:style-name="T1">Reset EMER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cm" svg:height="0.6cm" svg:x="8.421cm" svg:y="7.8cm">
          <text:p text:style-name="P1"><text:span text:style-name="T1">System 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cm" svg:height="0.6cm" svg:x="8.421cm" svg:y="8.4cm">
          <text:p text:style-name="P1"><text:span text:style-name="T1">Powering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cm" svg:height="0.6cm" svg:x="8.421cm" svg:y="10.2cm">
          <text:p text:style-name="P1"><text:span text:style-name="T1">Ho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cm" svg:height="0.6cm" svg:x="8.421cm" svg:y="10.8cm">
          <text:p text:style-name="P1"><text:span text:style-name="T1">Hom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cm" svg:height="0.6cm" svg:x="8.421cm" svg:y="11.4cm">
          <text:p text:style-name="P1"><text:span text:style-name="T1">Ready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cm" svg:height="0.6cm" svg:x="8.421cm" svg:y="12cm">
          <text:p text:style-name="P1"><text:span text:style-name="T1">System 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cm" svg:height="0.6cm" svg:x="8.421cm" svg:y="12.6cm">
          <text:p text:style-name="P1"><text:span text:style-name="T1">Balancing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cm" svg:height="0.6cm" svg:x="8.421cm" svg:y="13.2cm">
          <text:p text:style-name="P1"><text:span text:style-name="T1">High speed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3cm" svg:height="0.6cm" svg:x="8.421cm" svg:y="9cm">
          <text:p text:style-name="P1"><text:span text:style-name="T1">Wait for motion 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718cm" svg:height="0.692cm" svg:x="7.821cm" svg:y="7.801cm">
          <draw:text-box>
            <text:p>6</text:p>
          </draw:text-box>
        </draw:frame>
        <draw:frame draw:style-name="gr7" draw:text-style-name="P4" draw:layer="layout" svg:width="0.934cm" svg:height="0.692cm" svg:x="7.587cm" svg:y="9.6cm">
          <draw:text-box>
            <text:p>10</text:p>
          </draw:text-box>
        </draw:frame>
        <draw:frame draw:style-name="gr4" draw:text-style-name="P4" draw:layer="layout" svg:width="0.718cm" svg:height="0.692cm" svg:x="7.803cm" svg:y="8.4cm">
          <draw:text-box>
            <text:p>8</text:p>
          </draw:text-box>
        </draw:frame>
        <draw:frame draw:style-name="gr4" draw:text-style-name="P4" draw:layer="layout" svg:width="0.718cm" svg:height="0.692cm" svg:x="7.803cm" svg:y="9cm">
          <draw:text-box>
            <text:p>9</text:p>
          </draw:text-box>
        </draw:frame>
        <draw:frame draw:style-name="gr7" draw:text-style-name="P4" draw:layer="layout" svg:width="0.934cm" svg:height="0.692cm" svg:x="7.621cm" svg:y="10.201cm">
          <draw:text-box>
            <text:p>12</text:p>
          </draw:text-box>
        </draw:frame>
        <draw:frame draw:style-name="gr7" draw:text-style-name="P4" draw:layer="layout" svg:width="0.934cm" svg:height="0.692cm" svg:x="7.621cm" svg:y="10.802cm">
          <draw:text-box>
            <text:p>13</text:p>
          </draw:text-box>
        </draw:frame>
        <draw:frame draw:style-name="gr7" draw:text-style-name="P4" draw:layer="layout" svg:width="0.934cm" svg:height="0.692cm" svg:x="7.621cm" svg:y="11.402cm">
          <draw:text-box>
            <text:p>14</text:p>
          </draw:text-box>
        </draw:frame>
        <draw:frame draw:style-name="gr7" draw:text-style-name="P4" draw:layer="layout" svg:width="0.934cm" svg:height="0.692cm" svg:x="7.621cm" svg:y="12.002cm">
          <draw:text-box>
            <text:p>15</text:p>
          </draw:text-box>
        </draw:frame>
        <draw:frame draw:style-name="gr7" draw:text-style-name="P4" draw:layer="layout" svg:width="0.934cm" svg:height="0.692cm" svg:x="7.621cm" svg:y="12.602cm">
          <draw:text-box>
            <text:p>16</text:p>
          </draw:text-box>
        </draw:frame>
        <draw:frame draw:style-name="gr7" draw:text-style-name="P4" draw:layer="layout" svg:width="0.934cm" svg:height="0.692cm" svg:x="7.621cm" svg:y="13.203cm">
          <draw:text-box>
            <text:p>17</text:p>
          </draw:text-box>
        </draw:frame>
        <draw:frame draw:style-name="gr7" draw:text-style-name="P4" draw:layer="layout" svg:width="0.934cm" svg:height="0.692cm" svg:x="7.621cm" svg:y="13.801cm">
          <draw:text-box>
            <text:p>18</text:p>
          </draw:text-box>
        </draw:frame>
        <draw:custom-shape draw:style-name="gr1" draw:text-style-name="P1" draw:layer="layout" svg:width="0.164cm" svg:height="0.2cm" svg:x="14.557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164cm" svg:height="0.2cm" svg:x="14.557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164cm" svg:height="0.2cm" svg:x="14.557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164cm" svg:height="0.2cm" svg:x="14.557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164cm" svg:height="0.2cm" svg:x="14.557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0.164cm" svg:height="0.2cm" svg:x="14.557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0.164cm" svg:height="0.2cm" svg:x="14.557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8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164cm" svg:height="0.2cm" svg:x="14.557cm" svg:y="8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164cm" svg:height="0.2cm" svg:x="14.557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164cm" svg:height="0.2cm" svg:x="14.557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164cm" svg:height="0.2cm" svg:x="14.557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0.164cm" svg:height="0.2cm" svg:x="14.557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0.164cm" svg:height="0.2cm" svg:x="14.557cm" svg:y="1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0.164cm" svg:height="0.2cm" svg:x="14.55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164cm" svg:height="0.2cm" svg:x="14.557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0.164cm" svg:height="0.2cm" svg:x="14.557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0.164cm" svg:height="0.2cm" svg:x="14.557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0.164cm" svg:height="0.2cm" svg:x="14.557cm" svg:y="13.3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31cm" svg:height="0.603cm" svg:x="15.349cm" svg:y="7.129cm">
          <draw:text-box>
            <text:p><text:span text:style-name="T2">initSwDone</text:span></text:p>
          </draw:text-box>
        </draw:frame>
        <draw:frame draw:style-name="gr9" draw:text-style-name="P6" draw:layer="layout" svg:width="2.073cm" svg:height="0.603cm" svg:x="15.064cm" svg:y="8.698cm">
          <draw:text-box>
            <text:p><text:span text:style-name="T2">doPowerUp</text:span></text:p>
          </draw:text-box>
        </draw:frame>
        <draw:connector draw:style-name="gr5" draw:text-style-name="P5" draw:layer="layout" draw:type="curve" svg:x1="14.721cm" svg:y1="8.2cm" svg:x2="14.722cm" svg:y2="9.8cm" draw:start-shape="id7" draw:start-glue-point="1" draw:end-shape="id8" draw:end-glue-point="1" svg:d="M14721 8200c751 0 751 1600 1 1600" svg:viewBox="0 0 564 1601">
          <text:p/>
        </draw:connector>
        <draw:custom-shape draw:style-name="gr1" draw:text-style-name="P1" draw:layer="layout" svg:width="0.164cm" svg:height="0.2cm" svg:x="14.558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8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8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8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164cm" svg:height="0.2cm" svg:x="14.558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164cm" svg:height="0.2cm" svg:x="14.558cm" svg:y="9.7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draw:line-skew="1.949cm" svg:x1="14.722cm" svg:y1="10cm" svg:x2="14.721cm" svg:y2="8.6cm" draw:start-shape="id9" draw:start-glue-point="1" draw:end-shape="id10" draw:end-glue-point="1" svg:d="M14722 10000c3673 0 3674-1400-1-1400" svg:viewBox="0 0 2757 1401">
          <text:p/>
        </draw:connector>
        <draw:frame draw:style-name="gr10" draw:text-style-name="P6" draw:layer="layout" svg:width="2.344cm" svg:height="0.603cm" svg:x="17.277cm" svg:y="8.997cm">
          <draw:text-box>
            <text:p><text:span text:style-name="T2">startPoweringDown</text:span></text:p>
          </draw:text-box>
        </draw:frame>
        <draw:connector draw:style-name="gr5" draw:text-style-name="P5" draw:layer="layout" draw:type="curve" draw:line-skew="2.15cm" svg:x1="14.721cm" svg:y1="8.8cm" svg:x2="14.721cm" svg:y2="5.8cm" draw:start-shape="id11" draw:start-glue-point="1" draw:end-shape="id12" draw:end-glue-point="1" svg:d="M14721 8800c3975 0 3975-3000 0-3000" svg:viewBox="0 0 2982 3001">
          <text:p/>
        </draw:connector>
        <draw:frame draw:style-name="gr11" draw:text-style-name="P6" draw:layer="layout" svg:width="1.446cm" svg:height="0.603cm" svg:x="17.475cm" svg:y="7cm">
          <draw:text-box>
            <text:p><text:span text:style-name="T2">shutDown</text:span></text:p>
          </draw:text-box>
        </draw:frame>
        <draw:frame draw:style-name="gr12" draw:text-style-name="P6" draw:layer="layout" svg:width="1.37cm" svg:height="0.603cm" svg:x="17.266cm" svg:y="5.002cm">
          <draw:text-box>
            <text:p><text:span text:style-name="T2">switchOff</text:span></text:p>
          </draw:text-box>
        </draw:frame>
        <draw:connector draw:style-name="gr5" draw:text-style-name="P5" draw:layer="layout" draw:type="curve" svg:x1="14.722cm" svg:y1="10cm" svg:x2="14.721cm" svg:y2="10.4cm" draw:start-shape="id9" draw:start-glue-point="1" draw:end-shape="id13" draw:end-glue-point="1" svg:d="M14722 10000c750 0 750 400-1 400" svg:viewBox="0 0 564 401">
          <text:p/>
        </draw:connector>
        <draw:frame draw:style-name="gr13" draw:text-style-name="P6" draw:layer="layout" svg:width="1.649cm" svg:height="0.603cm" svg:x="15.067cm" svg:y="9.9cm">
          <draw:text-box>
            <text:p><text:span text:style-name="T2">startHoming</text:span></text:p>
          </draw:text-box>
        </draw:frame>
        <draw:custom-shape draw:style-name="gr1" draw:text-style-name="P1" draw:layer="layout" svg:width="0.164cm" svg:height="0.2cm" svg:x="14.558cm" svg:y="11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12.1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12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8cm" svg:y="12.1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12.1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8cm" svg:y="12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8cm" svg:y="12.1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0.164cm" svg:height="0.2cm" svg:x="14.558cm" svg:y="12.1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164cm" svg:height="0.2cm" svg:x="14.558cm" svg:y="11.701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4.722cm" svg:y1="11.801cm" svg:x2="14.722cm" svg:y2="12.201cm" draw:start-shape="id14" draw:start-glue-point="1" draw:end-shape="id15" draw:end-glue-point="1" svg:d="M14722 11801c750 0 750 400 0 400" svg:viewBox="0 0 564 401">
          <text:p/>
        </draw:connector>
        <draw:frame draw:style-name="gr14" draw:text-style-name="P6" draw:layer="layout" svg:width="1.543cm" svg:height="0.603cm" svg:x="15.068cm" svg:y="11.701cm">
          <draw:text-box>
            <text:p><text:span text:style-name="T2">readyDone</text:span></text:p>
          </draw:text-box>
        </draw:frame>
        <draw:custom-shape draw:style-name="gr2" draw:text-style-name="P2" draw:layer="layout" svg:width="0.164cm" svg:height="0.2cm" svg:x="14.558cm" svg:y="11.001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draw:line-skew="0.249cm" svg:x1="14.722cm" svg:y1="10cm" svg:x2="14.721cm" svg:y2="11.6cm" draw:start-shape="id9" draw:start-glue-point="1" draw:end-shape="id16" draw:end-glue-point="1" svg:d="M14722 10000c1123 0 1124 1600-1 1600" svg:viewBox="0 0 845 1601">
          <text:p/>
        </draw:connector>
        <draw:frame draw:style-name="gr15" draw:text-style-name="P6" draw:layer="layout" svg:width="1.785cm" svg:height="0.603cm" svg:x="15.276cm" svg:y="10.297cm">
          <draw:text-box>
            <text:p><text:span text:style-name="T2">doReady</text:span></text:p>
          </draw:text-box>
        </draw:frame>
        <draw:custom-shape draw:style-name="gr1" draw:text-style-name="P1" draw:layer="layout" svg:width="0.164cm" svg:height="0.2cm" svg:x="14.557cm" svg:y="10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0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57cm" svg:y="10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0.164cm" svg:height="0.2cm" svg:x="14.557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57cm" svg:y="10.9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4.721cm" svg:y1="11.2cm" svg:x2="14.721cm" svg:y2="11.6cm" draw:start-shape="id17" draw:start-glue-point="1" draw:end-shape="id16" draw:end-glue-point="1" svg:d="M14721 11200c750 0 750 400 0 400" svg:viewBox="0 0 564 401">
          <text:p/>
        </draw:connector>
        <draw:frame draw:style-name="gr16" draw:text-style-name="P6" draw:layer="layout" svg:width="1.353cm" svg:height="0.603cm" svg:x="15.168cm" svg:y="11.197cm">
          <draw:text-box>
            <text:p><text:span text:style-name="T2">doReady</text:span></text:p>
          </draw:text-box>
        </draw:frame>
        <draw:connector draw:style-name="gr5" draw:text-style-name="P5" draw:layer="layout" draw:type="curve" draw:line-skew="0.35cm" svg:x1="14.721cm" svg:y1="12.4cm" svg:x2="14.721cm" svg:y2="13.4cm" draw:start-shape="id18" draw:start-glue-point="1" draw:end-shape="id19" draw:end-glue-point="1" svg:d="M14721 12400c1275 0 1275 1000 0 1000" svg:viewBox="0 0 957 1001">
          <text:p/>
        </draw:connector>
        <draw:connector draw:style-name="gr5" draw:text-style-name="P5" draw:layer="layout" draw:type="curve" svg:x1="14.721cm" svg:y1="12.4cm" svg:x2="14.721cm" svg:y2="12.8cm" draw:start-shape="id18" draw:start-glue-point="1" draw:end-shape="id20" draw:end-glue-point="1" svg:d="M14721 12400c750 0 750 400 0 400" svg:viewBox="0 0 564 401">
          <text:p/>
        </draw:connector>
        <draw:frame draw:style-name="gr17" draw:text-style-name="P6" draw:layer="layout" svg:width="1.857cm" svg:height="0.603cm" svg:x="15.069cm" svg:y="12.303cm">
          <draw:text-box>
            <text:p><text:span text:style-name="T2">startBalancing</text:span></text:p>
          </draw:text-box>
        </draw:frame>
        <draw:frame draw:style-name="gr18" draw:text-style-name="P6" draw:layer="layout" svg:width="1.971cm" svg:height="0.603cm" svg:x="15.55cm" svg:y="12.6cm">
          <draw:text-box>
            <text:p><text:span text:style-name="T2">startHighSpeed</text:span></text:p>
          </draw:text-box>
        </draw:frame>
        <draw:frame draw:style-name="gr19" draw:text-style-name="P6" draw:layer="layout" svg:width="4.354cm" svg:height="0.603cm" svg:x="15.121cm" svg:y="13.5cm">
          <draw:text-box>
            <text:p><text:span text:style-name="T2">stop (stop button or bar removed)</text:span></text:p>
          </draw:text-box>
        </draw:frame>
        <draw:frame draw:style-name="gr19" draw:text-style-name="P6" draw:layer="layout" svg:width="4.354cm" svg:height="0.603cm" svg:x="15.175cm" svg:y="13.197cm">
          <draw:text-box>
            <text:p><text:span text:style-name="T2">stop (stop button or bar removed)</text:span></text:p>
          </draw:text-box>
        </draw:frame>
        <draw:connector draw:style-name="gr5" draw:text-style-name="P5" draw:layer="layout" draw:type="curve" svg:x1="14.721cm" svg:y1="10.6cm" svg:x2="14.721cm" svg:y2="11.001cm" draw:start-shape="id21" draw:start-glue-point="1" svg:d="M14721 10600c750 0 750 401 0 401" svg:viewBox="0 0 564 402">
          <text:p/>
        </draw:connector>
        <draw:frame draw:style-name="gr20" draw:text-style-name="P6" draw:layer="layout" svg:width="1.709cm" svg:height="0.603cm" svg:x="15.067cm" svg:y="10.601cm">
          <draw:text-box>
            <text:p><text:span text:style-name="T2">homingDone</text:span></text:p>
          </draw:text-box>
        </draw:frame>
        <draw:custom-shape draw:style-name="gr1" draw:text-style-name="P1" xml:id="id21" draw:id="id21" draw:layer="layout" svg:width="0.164cm" svg:height="0.2cm" svg:x="14.557cm" svg:y="10.5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785cm" svg:height="0.603cm" svg:x="17.536cm" svg:y="12.5cm">
          <draw:text-box>
            <text:p><text:span text:style-name="T2">doReady</text:span></text:p>
          </draw:text-box>
        </draw:frame>
        <draw:connector draw:style-name="gr5" draw:text-style-name="P5" draw:layer="layout" draw:type="curve" svg:x1="14.721cm" svg:y1="13.6cm" svg:x2="14.724cm" svg:y2="13.998cm" draw:start-shape="id22" draw:start-glue-point="1" draw:end-shape="id23" draw:end-glue-point="1" svg:d="M14721 13600c754 0 753 398 3 398" svg:viewBox="0 0 567 399">
          <text:p/>
        </draw:connector>
        <draw:connector draw:style-name="gr5" draw:text-style-name="P5" draw:layer="layout" draw:type="curve" draw:line-skew="0.369cm" svg:x1="14.721cm" svg:y1="7.6cm" svg:x2="14.721cm" svg:y2="8cm" draw:start-shape="id24" draw:start-glue-point="1" draw:end-shape="id6" draw:end-glue-point="1" svg:d="M14721 7600c1303 0 1303 400 0 400" svg:viewBox="0 0 978 401">
          <text:p/>
        </draw:connector>
        <draw:frame draw:style-name="gr21" draw:text-style-name="P6" draw:layer="layout" svg:width="2.619cm" svg:height="0.603cm" svg:x="15.521cm" svg:y="7.5cm">
          <draw:text-box>
            <text:p><text:span text:style-name="T2">emergencyResetDone</text:span></text:p>
          </draw:text-box>
        </draw:frame>
        <draw:connector draw:style-name="gr5" draw:text-style-name="P5" draw:layer="layout" draw:type="curve" svg:x1="14.721cm" svg:y1="7.002cm" svg:x2="14.721cm" svg:y2="7.402cm" svg:d="M14721 7002c750 0 750 400 0 400" svg:viewBox="0 0 564 401">
          <text:p/>
        </draw:connector>
        <draw:frame draw:style-name="gr22" draw:text-style-name="P6" draw:layer="layout" svg:width="2.369cm" svg:height="0.603cm" svg:x="15.064cm" svg:y="6.9cm">
          <draw:text-box>
            <text:p><text:span text:style-name="T2">doEmergencyReset</text:span></text:p>
          </draw:text-box>
        </draw:frame>
        <draw:custom-shape draw:style-name="gr23" draw:text-style-name="P3" draw:layer="layout" svg:width="6.303cm" svg:height="0.6cm" svg:x="8.421cm" svg:y="13.798cm">
          <text:p text:style-name="P1"><text:span text:style-name="T1">Stop mov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164cm" svg:height="0.2cm" svg:x="14.56cm" svg:y="13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6cm" svg:y="13.8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6cm" svg:y="13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6cm" svg:y="14.0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6cm" svg:y="13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4cm" svg:height="0.2cm" svg:x="14.56cm" svg:y="13.8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4cm" svg:height="0.2cm" svg:x="14.56cm" svg:y="13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0.164cm" svg:height="0.2cm" svg:x="14.56cm" svg:y="14.0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0.164cm" svg:height="0.2cm" svg:x="14.56cm" svg:y="13.898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4.721cm" svg:y1="13cm" svg:x2="14.724cm" svg:y2="13.998cm" draw:start-shape="id25" draw:start-glue-point="1" draw:end-shape="id23" draw:end-glue-point="1" svg:d="M14721 13000c754 0 753 998 3 998" svg:viewBox="0 0 567 999">
          <text:p/>
        </draw:connector>
        <draw:connector draw:style-name="gr5" draw:text-style-name="P5" draw:layer="layout" draw:type="curve" draw:line-skew="2.147cm" svg:x1="14.724cm" svg:y1="14.198cm" svg:x2="14.721cm" svg:y2="11.6cm" draw:start-shape="id26" draw:start-glue-point="1" draw:end-shape="id16" draw:end-glue-point="1" svg:d="M14724 14198c3970 0 3972-2598-3-2598" svg:viewBox="0 0 2982 2599">
          <text:p/>
        </draw:connector>
        <draw:custom-shape draw:style-name="gr1" draw:text-style-name="P1" xml:id="id27" draw:id="id27" draw:layer="layout" svg:width="0.164cm" svg:height="0.2cm" svg:x="14.557cm" svg:y="9.3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draw:line-skew="1.55cm" svg:x1="14.721cm" svg:y1="9.4cm" svg:x2="14.721cm" svg:y2="8.6cm" draw:start-shape="id27" draw:start-glue-point="1" draw:end-shape="id10" draw:end-glue-point="1" svg:d="M14721 9400c3075 0 3075-800 0-800" svg:viewBox="0 0 2307 801">
          <text:p/>
        </draw:connector>
        <draw:frame draw:style-name="gr10" draw:text-style-name="P6" draw:layer="layout" svg:width="2.344cm" svg:height="0.603cm" svg:x="16.866cm" svg:y="8.701cm">
          <draw:text-box>
            <text:p><text:span text:style-name="T2">startPoweringDown</text:span></text:p>
          </draw:text-box>
        </draw:frame>
        <draw:custom-shape draw:style-name="gr24" draw:text-style-name="P1" draw:layer="layout" svg:width="0.3cm" svg:height="7cm" svg:x="19.821cm" svg:y="7.8cm">
          <text:p/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.814cm" svg:height="0.603cm" draw:transform="rotate (1.5707963267949) translate (19.718cm 14.039cm)">
          <draw:text-box>
            <text:p><text:span text:style-name="T2">doEmergency</text:span></text:p>
          </draw:text-box>
        </draw:frame>
        <draw:connector draw:style-name="gr5" draw:text-style-name="P5" draw:layer="layout" draw:type="curve" svg:x1="19.971cm" svg:y1="8.3cm" svg:x2="14.721cm" svg:y2="6.8cm" draw:end-shape="id28" draw:end-glue-point="1" svg:d="M19971 8300c-3562 0-938-1500-5250-1500" svg:viewBox="0 0 5251 1501">
          <text:p/>
        </draw:connector>
        <draw:custom-shape draw:style-name="gr26" draw:text-style-name="P1" draw:layer="layout" svg:width="0.3cm" svg:height="5.2cm" svg:x="20.421cm" svg:y="9.6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0.989cm" svg:height="0.603cm" draw:transform="rotate (1.5707963267949) translate (20.319cm 14.039cm)">
          <draw:text-box>
            <text:p><text:span text:style-name="T2">abort</text:span></text:p>
          </draw:text-box>
        </draw:frame>
        <draw:connector draw:style-name="gr5" draw:text-style-name="P5" draw:layer="layout" draw:type="curve" svg:x1="20.571cm" svg:y1="10.1cm" svg:x2="14.721cm" svg:y2="9.2cm" draw:end-shape="id29" draw:end-glue-point="1" svg:d="M20571 10100c-4012 0-1088-900-5850-900" svg:viewBox="0 0 5851 901">
          <text:p/>
        </draw:connector>
        <draw:custom-shape draw:style-name="gr28" draw:text-style-name="P1" xml:id="id30" draw:id="id30" draw:layer="layout" svg:width="0.3cm" svg:height="1.2cm" svg:x="20.421cm" svg:y="6.6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0.989cm" svg:height="0.603cm" draw:transform="rotate (1.5707963267949) translate (20.32cm 7.74cm)">
          <draw:text-box>
            <text:p><text:span text:style-name="T2">abort</text:span></text:p>
          </draw:text-box>
        </draw:frame>
        <draw:connector draw:style-name="gr5" draw:text-style-name="P5" draw:layer="layout" draw:type="curve" svg:x1="20.571cm" svg:y1="6.6cm" svg:x2="14.721cm" svg:y2="5.8cm" draw:start-shape="id30" draw:start-glue-point="0" draw:end-shape="id12" draw:end-glue-point="1" svg:d="M20571 6600c0-534-1950-800-5850-800" svg:viewBox="0 0 5851 801">
          <text:p/>
        </draw:connector>
        <draw:frame draw:style-name="gr25" draw:text-style-name="P6" draw:layer="layout" svg:width="1.814cm" svg:height="0.603cm" svg:x="1.351cm" svg:y="4.797cm">
          <draw:text-box>
            <text:p><text:span text:style-name="T2">Stop executor</text:span></text:p>
          </draw:text-box>
        </draw:frame>
        <draw:frame draw:style-name="gr29" draw:text-style-name="P6" draw:layer="layout" svg:width="2.822cm" svg:height="0.603cm" svg:x="1.351cm" svg:y="5.398cm">
          <draw:text-box>
            <text:p><text:span text:style-name="T2">Trigger event „switchOff“</text:span></text:p>
          </draw:text-box>
        </draw:frame>
        <draw:frame draw:style-name="gr30" draw:text-style-name="P6" draw:layer="layout" svg:width="5.565cm" svg:height="0.603cm" svg:x="1.352cm" svg:y="5.999cm">
          <draw:text-box>
            <text:p><text:span text:style-name="T2">Switch off all leds, stop cs, trigger event „initSwDone“ </text:span></text:p>
          </draw:text-box>
        </draw:frame>
        <draw:frame draw:style-name="gr31" draw:text-style-name="P6" draw:layer="layout" svg:width="6.568cm" svg:height="0.735cm" svg:x="1.353cm" svg:y="6.5cm">
          <draw:text-box>
            <text:p><text:span text:style-name="T2">Switch off leds, toggle emergency led</text:span></text:p>
            <text:p><text:span text:style-name="T2">Check for reset button -&gt; trigger event „doEmegerncyReset“ </text:span></text:p>
          </draw:text-box>
        </draw:frame>
        <draw:frame draw:style-name="gr32" draw:text-style-name="P6" draw:layer="layout" svg:width="4.816cm" svg:height="0.735cm" svg:x="1.353cm" svg:y="7.2cm">
          <draw:text-box>
            <text:p><text:span text:style-name="T2">Initialize components (could be homed or not)</text:span></text:p>
            <text:p><text:span text:style-name="T2">Trigger event „emergencyResetDone“</text:span></text:p>
          </draw:text-box>
        </draw:frame>
        <draw:frame draw:style-name="gr33" draw:text-style-name="P6" draw:layer="layout" svg:width="5.438cm" svg:height="0.603cm" svg:x="1.353cm" svg:y="8.4cm">
          <draw:text-box>
            <text:p><text:span text:style-name="T2">Switch off all leds, stop cs, trigger event „shutDown“ </text:span></text:p>
          </draw:text-box>
        </draw:frame>
        <draw:frame draw:style-name="gr34" draw:text-style-name="P6" draw:layer="layout" svg:width="6.297cm" svg:height="0.735cm" svg:x="1.353cm" svg:y="7.801cm">
          <draw:text-box>
            <text:p><text:span text:style-name="T2">Start cs, set to speed control</text:span></text:p>
            <text:p><text:span text:style-name="T2">When motor setpoint == 0 → trigger event „doPowerUp“ </text:span></text:p>
          </draw:text-box>
        </draw:frame>
        <draw:connector draw:style-name="gr5" draw:text-style-name="P5" draw:layer="layout" draw:type="curve" svg:x1="14.73cm" svg:y1="8.214cm" svg:x2="14.721cm" svg:y2="8.6cm" draw:end-shape="id10" draw:end-glue-point="1" svg:d="M14730 8214c736 0 741 386-9 386" svg:viewBox="0 0 563 387">
          <text:p/>
        </draw:connector>
        <draw:frame draw:style-name="gr35" draw:text-style-name="P6" draw:layer="layout" svg:width="2.145cm" svg:height="0.603cm" svg:x="15.066cm" svg:y="8.099cm">
          <draw:text-box>
            <text:p><text:span text:style-name="T2">abort</text:span></text:p>
          </draw:text-box>
        </draw:frame>
        <draw:frame draw:style-name="gr12" draw:text-style-name="P6" draw:layer="layout" svg:width="1.37cm" svg:height="0.603cm" svg:x="1.353cm" svg:y="9.002cm">
          <draw:text-box>
            <text:p><text:span text:style-name="T2">Trigger </text:span></text:p>
          </draw:text-box>
        </draw:frame>
        <draw:frame draw:style-name="gr36" draw:text-style-name="P6" draw:layer="layout" svg:width="5.362cm" svg:height="0.735cm" svg:x="1.353cm" svg:y="9.502cm">
          <draw:text-box>
            <text:p><text:span text:style-name="T2">When not yet homed → trigger event „start homing“</text:span></text:p>
            <text:p><text:span text:style-name="T2">When homed → trigger event „doReady“</text:span></text:p>
          </draw:text-box>
        </draw:frame>
        <draw:custom-shape draw:style-name="gr37" draw:text-style-name="P7" draw:layer="layout" svg:width="0.7cm" svg:height="0.3cm" svg:x="8.421cm" svg:y="9.9cm">
          <text:p text:style-name="P1"><text:span text:style-name="T3">enable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7cm" svg:height="0.3cm" svg:x="8.421cm" svg:y="10.5cm">
          <text:p text:style-name="P1"><text:span text:style-name="T3">enable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7cm" svg:height="0.3cm" svg:x="8.421cm" svg:y="11.7cm">
          <text:p text:style-name="P1"><text:span text:style-name="T3">enable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7cm" svg:height="0.3cm" svg:x="8.421cm" svg:y="12.3cm">
          <text:p text:style-name="P1"><text:span text:style-name="T3">enable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7cm" svg:height="0.3cm" svg:x="8.421cm" svg:y="12.9cm">
          <text:p text:style-name="P1"><text:span text:style-name="T3">enable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7cm" svg:height="0.3cm" svg:x="8.421cm" svg:y="13.5cm">
          <text:p text:style-name="P1"><text:span text:style-name="T3">enable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7cm" svg:height="0.3cm" svg:x="8.421cm" svg:y="14.1cm">
          <text:p text:style-name="P1"><text:span text:style-name="T3">enable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9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9.6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10.2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10.8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11.4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12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12.6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13.2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13.8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5.32cm" svg:height="0.735cm" svg:x="1.353cm" svg:y="10.103cm">
          <draw:text-box>
            <text:p><text:span text:style-name="T2">Start homing sequence</text:span></text:p>
            <text:p><text:span text:style-name="T2">Sequence triggers event „homingDone“ when done</text:span></text:p>
          </draw:text-box>
        </draw:frame>
        <draw:frame draw:style-name="gr40" draw:text-style-name="P6" draw:layer="layout" svg:width="4.287cm" svg:height="0.735cm" svg:x="1.353cm" svg:y="10.703cm">
          <draw:text-box>
            <text:p><text:span text:style-name="T2">Set encoder offsets, enable kinematic</text:span></text:p>
            <text:p><text:span text:style-name="T2">Trigger event „doReady“ after short time</text:span></text:p>
          </draw:text-box>
        </draw:frame>
        <draw:custom-shape draw:style-name="gr3" draw:text-style-name="P3" draw:layer="layout" svg:width="6.3cm" svg:height="0.6cm" svg:x="8.421cm" svg:y="9.6cm">
          <text:p text:style-name="P1"><text:span text:style-name="T1">Power 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7" draw:layer="layout" svg:width="0.7cm" svg:height="0.3cm" svg:x="8.421cm" svg:y="9.9cm">
          <text:p text:style-name="P1"><text:span text:style-name="T3">enable</text:span></text:p>
          <draw:enhanced-geometry svg:viewBox="0 0 21600 21600" draw:type="rectangle" draw:enhanced-path="M 0 0 L 21600 0 21600 21600 0 21600 0 0 Z N"/>
        </draw:custom-shape>
        <draw:frame draw:style-name="gr41" draw:text-style-name="P6" draw:layer="layout" svg:width="6.954cm" svg:height="0.735cm" svg:x="1.353cm" svg:y="11.304cm">
          <draw:text-box>
            <text:p><text:span text:style-name="T2">Start readying sequence</text:span></text:p>
            <text:p><text:span text:style-name="T2">Sequence triggers event „readyDone“ when ready position reached <text:s/></text:span></text:p>
          </draw:text-box>
        </draw:frame>
        <draw:custom-shape draw:style-name="gr37" draw:text-style-name="P7" draw:layer="layout" svg:width="0.7cm" svg:height="0.3cm" svg:x="8.421cm" svg:y="9.3cm">
          <text:p text:style-name="P1"><text:span text:style-name="T3">enable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9.6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8.4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7cm" svg:height="0.3cm" svg:x="8.421cm" svg:y="7.8cm">
          <text:p text:style-name="P1"><text:span text:style-name="T3">chk em</text:span></text:p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6.746cm" svg:height="0.735cm" svg:x="1.353cm" svg:y="11.904cm">
          <draw:text-box>
            <text:p><text:span text:style-name="T2">When highSpeedButton pressed → trigger event „startHighSpeed)</text:span></text:p>
            <text:p><text:span text:style-name="T2">When balancingButton pressed → trigger event „startBalancing“</text:span></text:p>
          </draw:text-box>
        </draw:frame>
        <draw:custom-shape draw:style-name="gr43" draw:text-style-name="P3" draw:layer="layout" svg:width="6.285cm" svg:height="0.6cm" svg:x="8.421cm" svg:y="6.6cm">
          <text:p text:style-name="P1"><text:span text:style-name="T1">EMERGENC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421cm" fo:margin-right="1cm" fo:page-width="21.9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7T12:50:28.77</meta:creation-date>
    <dc:date>2018-03-08T16:58:57.475434098</dc:date>
    <meta:editing-duration>PT8H2M9S</meta:editing-duration>
    <meta:editing-cycles>47</meta:editing-cycles>
    <meta:generator>LibreOffice/5.1.6.2$Linux_X86_64 LibreOffice_project/10m0$Build-2</meta:generator>
    <meta:print-date>2017-01-25T12:27:57.150000000</meta:print-date>
    <meta:document-statistic meta:object-count="361"/>
  </office:meta>
</office:document-meta>
</file>